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321d05"/>
    </style:style>
    <style:style style:name="P2" style:family="paragraph" style:parent-style-name="Text_20_body">
      <style:text-properties officeooo:rsid="002f0c52" officeooo:paragraph-rsid="0033a292"/>
    </style:style>
    <style:style style:name="P3" style:family="paragraph" style:parent-style-name="Heading_20_1" style:master-page-name="Right_20_Page">
      <style:paragraph-properties style:page-number="auto"/>
      <style:text-properties officeooo:rsid="002f0c52" officeooo:paragraph-rsid="0033a292"/>
    </style:style>
    <style:style style:name="P4" style:family="paragraph" style:parent-style-name="Heading_20_2">
      <style:text-properties officeooo:paragraph-rsid="00321d05"/>
    </style:style>
    <style:style style:name="P5" style:family="paragraph" style:parent-style-name="Heading_20_2">
      <style:text-properties officeooo:paragraph-rsid="0033a292"/>
    </style:style>
    <style:style style:name="P6" style:family="paragraph" style:parent-style-name="Heading_20_3">
      <style:text-properties officeooo:paragraph-rsid="00321d05"/>
    </style:style>
    <style:style style:name="P7" style:family="paragraph" style:parent-style-name="Heading_20_3">
      <style:text-properties officeooo:rsid="002f0c52" officeooo:paragraph-rsid="0033a292"/>
    </style:style>
    <style:style style:name="P8" style:family="paragraph" style:parent-style-name="Heading_20_3">
      <style:text-properties officeooo:paragraph-rsid="0033a292"/>
    </style:style>
    <style:style style:name="T1" style:family="text">
      <style:text-properties officeooo:rsid="0008f0b2"/>
    </style:style>
    <style:style style:name="T2" style:family="text">
      <style:text-properties officeooo:rsid="002f0c52"/>
    </style:style>
    <style:style style:name="T3" style:family="text">
      <style:text-properties officeooo:rsid="0033a2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Hey There Delilah</text:h>
      <text:h text:style-name="P5" text:outline-level="2">(<text:span text:style-name="T2">Plain White T's</text:span>)</text:h>
      <text:h text:style-name="P7" text:outline-level="3">[INTRO]</text:h>
      <text:p text:style-name="P2">G <text:s/>Bm <text:s/>G <text:s/>Bm</text:p>
      <text:h text:style-name="P8" text:outline-level="3">[VERSE 1]</text:h>
      <text:p text:style-name="P2">G <text:s text:c="27"/>Bm</text:p>
      <text:p text:style-name="P2">Hey there Delilah, What’s it like in New York City? </text:p>
      <text:p text:style-name="P2"><text:s text:c="6"/>G <text:s text:c="19"/></text:p>
      <text:p text:style-name="P2">I’m a thousand miles away, </text:p>
      <text:p text:style-name="P2"><text:s text:c="11"/>Bm</text:p>
      <text:p text:style-name="P2">But girl tonight you look so pretty, </text:p>
      <text:p text:style-name="P2"><text:s text:c="8"/>Em <text:s/>C <text:s text:c="16"/>D <text:s text:c="4"/></text:p>
      <text:p text:style-name="P2">Yes you do, Time Square can’t shine </text:p>
      <text:p text:style-name="P2"><text:s text:c="13"/>Em <text:s text:c="15"/>D</text:p>
      <text:p text:style-name="P2">as bright as you, I swear it’s true. </text:p>
      <text:p text:style-name="P2">G <text:s text:c="27"/>Bm</text:p>
      <text:p text:style-name="P2">Hey there Delilah, Don’t you worry about the distance, </text:p>
      <text:p text:style-name="P2"><text:s text:c="10"/>G <text:s text:c="23"/></text:p>
      <text:p text:style-name="P2">I’m right there if you get lonely, </text:p>
      <text:p text:style-name="P2"><text:s text:c="10"/>Bm <text:s text:c="29"/>Em <text:s text:c="3"/></text:p>
      <text:p text:style-name="P2">Give this song another listen, Close your eyes, </text:p>
      <text:p text:style-name="P2">C <text:s text:c="11"/>D <text:s text:c="15"/>Em <text:s text:c="16"/>D</text:p>
      <text:p text:style-name="P2">Listen to my voice it’s my disguise, I’m by your side. </text:p>
      <text:h text:style-name="P8" text:outline-level="3">[CHORUS]</text:h>
      <text:p text:style-name="P2">G <text:s text:c="21"/>Em <text:s/></text:p>
      <text:p text:style-name="P2">Oh it’s what you do to me, </text:p>
      <text:p text:style-name="P2">G <text:s text:c="21"/>Em <text:s text:c="4"/>D</text:p>
      <text:p text:style-name="P2">Oh it’s what you do to me, </text:p>
      <text:p text:style-name="P2">G <text:s text:c="21"/>Em <text:s/></text:p>
      <text:p text:style-name="P2">Oh it’s what you do to me, </text:p>
      <text:p text:style-name="P2">G <text:s text:c="21"/>Em <text:s text:c="16"/>G <text:s text:c="10"/></text:p>
      <text:p text:style-name="P2">Oh it’s what you do to me, What you do to me. </text:p>
      <text:p text:style-name="P2"/>
      <text:h text:style-name="P8" text:outline-level="3"><text:soft-page-break/>[VERSE 2]</text:h>
      <text:p text:style-name="P2">G <text:s text:c="24"/>Bm</text:p>
      <text:p text:style-name="P2">Hey there Delilah, I know times are getting hard, </text:p>
      <text:p text:style-name="P2"><text:s text:c="11"/>G <text:s text:c="12"/></text:p>
      <text:p text:style-name="P2">But just believe me girl </text:p>
      <text:p text:style-name="P2"><text:s text:c="23"/>Bm</text:p>
      <text:p text:style-name="P2">some day, I'll pay the bills with this guitar, </text:p>
      <text:p text:style-name="P2"><text:s text:c="14"/>Em <text:s text:c="3"/></text:p>
      <text:p text:style-name="P2">We'll have it good, </text:p>
      <text:p text:style-name="P2">C <text:s text:c="13"/>D <text:s text:c="14"/>Em <text:s text:c="15"/>D</text:p>
      <text:p text:style-name="P2">We'll have the life we knew we would, My word is good. </text:p>
      <text:p text:style-name="P2">G <text:s text:c="26"/>Bm <text:s text:c="2"/></text:p>
      <text:p text:style-name="P2">Hey there Delilah, I’ve got so much left to say, </text:p>
      <text:p text:style-name="P2"><text:s text:c="9"/>G <text:s text:c="18"/></text:p>
      <text:p text:style-name="P2">If every simple song I wrote <text:span text:style-name="T3">to you,</text:span></text:p>
      <text:p text:style-name="P2"><text:s text:c="6"/>Bm <text:s text:c="33"/>Em <text:s text:c="2"/></text:p>
      <text:p text:style-name="P2">Would take your breath away, I’d write it all, </text:p>
      <text:p text:style-name="P2">C <text:s text:c="11"/>D <text:s text:c="17"/>Em</text:p>
      <text:p text:style-name="P2">Even more in love with me you’d fall, </text:p>
      <text:p text:style-name="P2"><text:s text:c="13"/>D</text:p>
      <text:p text:style-name="P2">We’d have it all. </text:p>
      <text:h text:style-name="P8" text:outline-level="3">[CHORUS]</text:h>
      <text:p text:style-name="P2">G <text:s text:c="21"/>Em <text:s/></text:p>
      <text:p text:style-name="P2">Oh it’s what you do to me, </text:p>
      <text:p text:style-name="P2">G <text:s text:c="21"/>Em <text:s text:c="3"/>D</text:p>
      <text:p text:style-name="P2">Oh it’s what you do to me, </text:p>
      <text:p text:style-name="P2">G <text:s text:c="21"/>Em <text:s/></text:p>
      <text:p text:style-name="P2">Oh it’s what you do to me, </text:p>
      <text:p text:style-name="P2">G <text:s text:c="21"/>Em <text:s text:c="3"/>D <text:s text:c="6"/></text:p>
      <text:p text:style-name="P2">Oh it’s what you do to me, </text:p>
      <text:p text:style-name="P2"/>
      <text:p text:style-name="P2"/>
      <text:p text:style-name="P2"/>
      <text:p text:style-name="P2"/>
      <text:p text:style-name="P2"/>
      <text:h text:style-name="P8" text:outline-level="3"><text:soft-page-break/>[Bridge]</text:h>
      <text:p text:style-name="P2">C <text:s text:c="33"/></text:p>
      <text:p text:style-name="P2">A thousand miles seems pretty far, </text:p>
      <text:p text:style-name="P2"><text:s text:c="4"/>D</text:p>
      <text:p text:style-name="P2">But they’ve got planes and trains and cars, </text:p>
      <text:p text:style-name="P2">G <text:s text:c="32"/>Em <text:s/></text:p>
      <text:p text:style-name="P2">I’d walk to you if I had no other way </text:p>
      <text:p text:style-name="P2">C <text:s text:c="36"/></text:p>
      <text:p text:style-name="P2">Our friends would all make fun of us, </text:p>
      <text:p text:style-name="P2"><text:s text:c="4"/>D</text:p>
      <text:p text:style-name="P2">And we'll just laugh along because, </text:p>
      <text:p text:style-name="P2"><text:s text:c="3"/>G <text:s text:c="36"/>Em</text:p>
      <text:p text:style-name="P2">We know that none of them have felt this way, </text:p>
      <text:p text:style-name="P2">C <text:s text:c="25"/></text:p>
      <text:p text:style-name="P2">Delilah I can promise you, </text:p>
      <text:p text:style-name="P2"><text:s text:c="5"/>D <text:s text:c="11"/></text:p>
      <text:p text:style-name="P2">That by the time that we get through, </text:p>
      <text:p text:style-name="P2"><text:s text:c="4"/>Em <text:s text:c="32"/></text:p>
      <text:p text:style-name="P2">The world will never ever be the same, </text:p>
      <text:p text:style-name="P2"><text:s text:c="14"/>D</text:p>
      <text:p text:style-name="P2">And you’re to blame. </text:p>
      <text:h text:style-name="P8" text:outline-level="3">[VERSE 3]</text:h>
      <text:p text:style-name="P2">G <text:s text:c="23"/>Bm</text:p>
      <text:p text:style-name="P2">Hey there Delilah you be good, And don’t you miss me, </text:p>
      <text:p text:style-name="P2"><text:s text:c="9"/>G <text:s text:c="36"/></text:p>
      <text:p text:style-name="P2">Two more years and you’ll be done with school, </text:p>
      <text:p text:style-name="P2"><text:s text:c="4"/>Bm <text:s text:c="28"/>Em <text:s/></text:p>
      <text:p text:style-name="P2">And I'll be making history, Like I do, </text:p>
      <text:p text:style-name="P2">C <text:s text:c="15"/>D <text:s text:c="13"/>Em</text:p>
      <text:p text:style-name="P2">You’ll know it's all because of you, </text:p>
      <text:p text:style-name="P2">C <text:s text:c="12"/>D <text:s text:c="11"/>Em</text:p>
      <text:p text:style-name="P2">We can do whatever we want to, </text:p>
      <text:p text:style-name="P2">C <text:s text:c="10"/>D <text:s text:c="14"/>Em <text:s text:c="17"/>D</text:p>
      <text:p text:style-name="P2">Hey there Delilah here's to you, This one’s for you. </text:p>
      <text:p text:style-name="P2"/>
      <text:p text:style-name="P2"/>
      <text:p text:style-name="P2"/>
      <text:h text:style-name="P8" text:outline-level="3"><text:soft-page-break/>[CHORUS]</text:h>
      <text:p text:style-name="P2">G <text:s text:c="21"/>Em <text:s/></text:p>
      <text:p text:style-name="P2">Oh it’s what you do to me, </text:p>
      <text:p text:style-name="P2">G <text:s text:c="21"/>Em <text:s text:c="3"/>D</text:p>
      <text:p text:style-name="P2">Oh it’s what you do to me, </text:p>
      <text:p text:style-name="P2">G <text:s text:c="21"/>Em <text:s/></text:p>
      <text:p text:style-name="P2">Oh it’s what you do to me, </text:p>
      <text:p text:style-name="P2">G <text:s text:c="21"/>Em <text:s text:c="16"/>G</text:p>
      <text:p text:style-name="P2">Oh it’s what you do to me, What you do to me. </text:p>
      <text:h text:style-name="P8" text:outline-level="3">[OUTRO]</text:h>
      <text:p text:style-name="P2"><text:span text:style-name="T2">Em <text:s text:c="2"/>G <text:s text:c="3"/>Em <text:s text:c="3"/>G <text:s text:c="3"/>Em <text:s text:c="2"/>G <text:s text:c="3"/>Em <text:s text:c="2"/>G D 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6M37S</meta:editing-duration>
    <meta:editing-cycles>37</meta:editing-cycles>
    <meta:generator>LibreOffice/5.2.7.2$MacOSX_X86_64 LibreOffice_project/2b7f1e640c46ceb28adf43ee075a6e8b8439ed10</meta:generator>
    <dc:title>Lyrics + Chords</dc:title>
    <dc:date>2017-08-01T11:06:04.406983000</dc:date>
    <meta:print-date>2017-04-03T12:23:29.985893000</meta:print-date>
    <meta:document-statistic meta:table-count="0" meta:image-count="0" meta:object-count="0" meta:page-count="4" meta:paragraph-count="107" meta:word-count="494" meta:character-count="3395" meta:non-whitespace-character-count="163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